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officeooo:paragraph-rsid="000f9f8e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officeooo:rsid="00148c7a" officeooo:paragraph-rsid="00166c62" style:font-size-asian="12pt" style:font-size-complex="12pt"/>
    </style:style>
    <style:style style:name="P8" style:family="paragraph" style:parent-style-name="Standard">
      <style:text-properties style:font-name="DejaVu Sans Condensed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DejaVu Sans Condensed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10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5">
      <style:text-properties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8">
      <style:text-properties style:font-name="DejaVu Sans Condensed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148c7a" officeooo:paragraph-rsid="0012cc9b" style:font-size-asian="12pt" style:font-size-complex="12pt"/>
    </style:style>
    <style:style style:name="P20" style:family="paragraph" style:parent-style-name="Standard" style:list-style-name="L2">
      <style:text-properties style:font-name="DejaVu Sans Condensed" fo:font-size="12pt" officeooo:paragraph-rsid="000f9f8e" style:font-size-asian="12pt" style:font-size-complex="12pt"/>
    </style:style>
    <style:style style:name="P21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22" style:family="paragraph" style:parent-style-name="Standard" style:list-style-name="L9">
      <style:text-properties style:font-name="DejaVu Sans Condensed" fo:font-size="12pt" officeooo:rsid="0018178b" officeooo:paragraph-rsid="000f9f8e" style:font-size-asian="12pt" style:font-size-complex="12pt"/>
    </style:style>
    <style:style style:name="P23" style:family="paragraph" style:parent-style-name="Standard" style:list-style-name="L10">
      <style:text-properties style:font-name="DejaVu Sans Condensed" fo:font-size="12pt" officeooo:rsid="0012cc9b" officeooo:paragraph-rsid="0012cc9b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148080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bccb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dc3b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e9351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Joystick mapping - </text:span><text:span text:style-name="T12">DejaVu Sans Cond</text:span><text:span text:style-name="T10"> 1</text:span><text:span text:style-name="T11">2</text:span><text:span text:style-name="T10"> pt, </text:span><text:span text:style-name="T13">Light Gray 4</text:span></text:p>
      <text:p text:style-name="P2"/>
      <text:p text:style-name="P4">Trigger</text:p>
      <text:list xml:id="list1108952148" text:style-name="L1">
        <text:list-item>
          <text:p text:style-name="P10"><text:span text:style-name="T1">P 1</text:span>: --</text:p>
        </text:list-item>
        <text:list-item>
          <text:p text:style-name="P10">P 2: Fire gun or A/A missile; or laser designator or marker <text:span text:style-name="T3">in TPOD/TRIG</text:span></text:p>
        </text:list-item>
      </text:list>
      <text:p text:style-name="P4">Flip-down trigger</text:p>
      <text:list xml:id="list3192159921" text:style-name="L2">
        <text:list-item>
          <text:p text:style-name="P20"><text:span text:style-name="T8">P: Undesignate </text:span><text:span text:style-name="T2">target</text:span><text:span text:style-name="T8">, NWS, </text:span><text:span text:style-name="T2">NWS HI</text:span></text:p>
        </text:list-item>
      </text:list>
      <text:p text:style-name="P4">Red button</text:p>
      <text:list xml:id="list3917588855" text:style-name="L3">
        <text:list-item>
          <text:p text:style-name="P11">P: Weapon release</text:p>
        </text:list-item>
        <text:list-item>
          <text:p text:style-name="P11">S-P (3x): Eject</text:p>
        </text:list-item>
      </text:list>
      <text:p text:style-name="P4">Upper gray button</text:p>
      <text:list xml:id="list2533443676" text:style-name="L4">
        <text:list-item>
          <text:p text:style-name="P12">P: Center VR view</text:p>
        </text:list-item>
      </text:list>
      <text:p text:style-name="P4">Lower gray button</text:p>
      <text:list xml:id="list680748924" text:style-name="L5">
        <text:list-item>
          <text:p text:style-name="P13">P: Recce event mark</text:p>
        </text:list-item>
      </text:list>
      <text:p text:style-name="P3">Trim hat</text:p>
      <text:list xml:id="list2872296809" text:style-name="L6">
        <text:list-item>
          <text:p text:style-name="P21">U/D/L/R: Pitch/Roll Trim</text:p>
        </text:list-item>
        <text:list-item>
          <text:p text:style-name="P14"><text:span text:style-name="T2">S-L/S-R</text:span>: Rudder Trim</text:p>
        </text:list-item>
        <text:list-item>
          <text:p text:style-name="P14">S-U: Set Take Off trim (+13 degrees)</text:p>
        </text:list-item>
        <text:list-item>
          <text:p text:style-name="P14">S-D: FCS Reset button</text:p>
        </text:list-item>
      </text:list>
      <text:p text:style-name="P4"><text:span text:style-name="T2">Dish hat</text:span> -- <text:span text:style-name="T4">"SCS/</text:span>Sensor Control Switch<text:span text:style-name="T4">"</text:span></text:p>
      <text:p text:style-name="P8">A/A, Radar in BVR mode:</text:p>
      <text:list xml:id="list795155086" text:style-name="L7">
        <text:list-item>
          <text:p text:style-name="P15">U: Radar to Boresight ACM mode</text:p>
        </text:list-item>
        <text:list-item>
          <text:p text:style-name="P15">D: <text:span text:style-name="T2">SOI</text:span> to center MFD</text:p>
        </text:list-item>
        <text:list-item>
          <text:p text:style-name="P15">L: <text:span text:style-name="T2">SOI</text:span> to left MFD</text:p>
        </text:list-item>
        <text:list-item>
          <text:p text:style-name="P15">R: <text:span text:style-name="T2">SOI</text:span> to right MFD</text:p>
          <text:p text:style-name="P15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8">A/A, Radar in ACM mode:</text:p>
      <text:list xml:id="list3862369269" text:style-name="L8">
        <text:list-item>
          <text:p text:style-name="P16">U: Radar Boresight ACM mode</text:p>
        </text:list-item>
        <text:list-item>
          <text:p text:style-name="P16">D: Radar VACQ (vertical) ACM mode</text:p>
        </text:list-item>
        <text:list-item>
          <text:p text:style-name="P16">L: Radar WACQ (wide) ACM mode</text:p>
        </text:list-item>
        <text:list-item>
          <text:p text:style-name="P16">R: ??</text:p>
        </text:list-item>
      </text:list>
      <text:p text:style-name="P8">A/G mode:</text:p>
      <text:list xml:id="list1112773294" text:style-name="L9">
        <text:list-item>
          <text:p text:style-name="P17">U: <text:span text:style-name="T2">SOI</text:span> to HUD</text:p>
        </text:list-item>
        <text:list-item>
          <text:p text:style-name="P17">D: <text:span text:style-name="T2">SOI to </text:span>center MFD</text:p>
        </text:list-item>
        <text:list-item>
          <text:p text:style-name="P17">L: <text:span text:style-name="T2">SOI to </text:span>left MFD</text:p>
        </text:list-item>
        <text:list-item>
          <text:p text:style-name="P17">R: <text:span text:style-name="T2">SOI to r</text:span>ight MFD</text:p>
          <text:p text:style-name="P22">If FLIR MFD already has SOI, hat toward FLIR toggles through tracking modes: none (blank), ATRK, PTRK</text:p>
        </text:list-item>
      </text:list>
      <text:p text:style-name="P6">MANVR/PC hat -- Mouse and zoom</text:p>
      <text:p text:style-name="P6">Index finger hat -- Game controls</text:p>
      <text:list xml:id="list1752997471" text:style-name="L10">
        <text:list-item>
          <text:p text:style-name="P23">F: Active pause</text:p>
        </text:list-item>
        <text:list-item>
          <text:p text:style-name="P23">B: --</text:p>
        </text:list-item>
        <text:list-item>
          <text:p text:style-name="P23">U: Rearm/Refuel window</text:p>
        </text:list-item>
        <text:list-item>
          <text:p text:style-name="P23">D: Show controls indicator</text:p>
        </text:list-item>
        <text:list-item>
          <text:p text:style-name="P23">P: Toggle show control stick</text:p>
        </text:list-item>
        <text:list-item>
          <text:p text:style-name="P23">S-P: Toggle show pilot body</text:p>
        </text:list-item>
      </text:list>
      <text:p text:style-name="P7"><text:span text:style-name="T6">Gray Reset </text:span><text:span text:style-name="T5">hat -- </text:span><text:span text:style-name="T7">"</text:span><text:span text:style-name="T5">Weapon Select Switch</text:span><text:span text:style-name="T7">"</text:span></text:p>
      <text:p text:style-name="P9">Pressing any of these sets you to A/A mode automatically.</text:p>
      <text:list xml:id="list3603037940" text:style-name="L11">
        <text:list-item>
          <text:p text:style-name="P18">F: Selects AIM-7, radar 4-bar scan, 140 degrees, 40 miles</text:p>
        </text:list-item>
        <text:list-item>
          <text:p text:style-name="P18">B: Selects gun, radar 5-bar GACQ vertical scan, 5 miles</text:p>
        </text:list-item>
        <text:list-item>
          <text:p text:style-name="P18">R: Selects AIM-120, radar 4-bar scan, 140 degrees, 80 miles for AIM-120B, 160 miles for AIM-120C</text:p>
        </text:list-item>
        <text:list-item>
          <text:p text:style-name="P18">P: Selects AIM-9, radar 4-bar scan, 90 degrees, 10 miles for AIM-9P/M, 20 miles for AIM-9X</text:p>
        </text:list-item>
      </text:list>
      <text:p text:style-name="P5">Brake lever -- <text:span text:style-name="T4">"</text:span><text:span text:style-name="T1">Paddle switch</text:span><text:span text:style-name="T4">"</text:span></text:p>
      <text:list xml:id="list2881226588" text:style-name="L12">
        <text:list-item>
          <text:p text:style-name="P19"><text:span text:style-name="T1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fo:background-color="#ddddd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dddddd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dddddd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8:17:00.547000000</dc:date>
    <meta:editing-duration>PT1H42M36S</meta:editing-duration>
    <meta:editing-cycles>1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8" meta:character-count="1703" meta:non-whitespace-character-count="1443"/>
  </office:meta>
</office:document-meta>
</file>